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ntarell" svg:font-family="Cantarell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2" style:family="paragraph" style:parent-style-name="Standard">
      <style:text-properties style:font-name="Cantarell" fo:font-size="12pt" fo:language="en" fo:country="AU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3" style:family="paragraph" style:parent-style-name="Standard">
      <style:paragraph-properties fo:margin-left="0.751cm" fo:margin-right="0cm" fo:text-indent="-0.751cm" style:auto-text-indent="false"/>
      <style:text-properties style:font-name="Cantarell"/>
    </style:style>
    <style:style style:name="P4" style:family="paragraph" style:parent-style-name="Standard">
      <style:paragraph-properties fo:margin-left="0.751cm" fo:margin-right="0cm" fo:text-indent="-0.751cm" style:auto-text-indent="false"/>
      <style:text-properties style:font-name="Cantarell" fo:font-size="12pt" fo:language="en" fo:country="AU" fo:font-weight="bold" style:font-name-asian="Arial Unicode MS" style:font-size-asian="12pt" style:font-weight-asian="bold" style:font-name-complex="Arial Unicode MS" style:font-size-complex="12pt"/>
    </style:style>
    <style:style style:name="P5" style:family="paragraph" style:parent-style-name="Standard">
      <style:paragraph-properties fo:margin-left="0.751cm" fo:margin-right="0cm" fo:text-indent="-0.751cm" style:auto-text-indent="false"/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6" style:family="paragraph" style:parent-style-name="Standard">
      <style:paragraph-properties fo:margin-left="0.751cm" fo:margin-right="0cm" fo:text-indent="0cm" style:auto-text-indent="false"/>
      <style:text-properties style:font-name="Cantarell"/>
    </style:style>
    <style:style style:name="P7" style:family="paragraph" style:parent-style-name="Standard">
      <style:paragraph-properties fo:margin-left="0.751cm" fo:margin-right="0cm" fo:text-indent="0cm" style:auto-text-indent="false">
        <style:tab-stops>
          <style:tab-stop style:position="5.951cm"/>
          <style:tab-stop style:position="9.502cm"/>
        </style:tab-stops>
      </style:paragraph-properties>
      <style:text-properties style:font-name="Cantarell"/>
    </style:style>
    <style:style style:name="P8" style:family="paragraph" style:parent-style-name="Standard">
      <style:paragraph-properties fo:margin-left="0.751cm" fo:margin-right="0cm" fo:text-indent="0cm" style:auto-text-indent="false"/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9" style:family="paragraph" style:parent-style-name="Standard">
      <style:paragraph-properties fo:margin-left="0cm" fo:margin-right="0cm" fo:text-indent="0.751cm" style:auto-text-indent="false"/>
      <style:text-properties style:font-name="Cantarell"/>
    </style:style>
    <style:style style:name="P10" style:family="paragraph" style:parent-style-name="Standard">
      <style:paragraph-properties fo:margin-left="0cm" fo:margin-right="0cm" fo:text-indent="0.751cm" style:auto-text-indent="false"/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11" style:family="paragraph" style:parent-style-name="Standard">
      <style:paragraph-properties fo:margin-left="1.501cm" fo:margin-right="0cm" fo:text-indent="-0.75cm" style:auto-text-indent="false"/>
      <style:text-properties style:font-name="Cantarell"/>
    </style:style>
    <style:style style:name="P12" style:family="paragraph" style:parent-style-name="Standard" style:master-page-name="Standard">
      <style:paragraph-properties fo:margin-left="0.751cm" fo:margin-right="0cm" fo:text-align="center" style:justify-single-word="false" fo:text-indent="-0.751cm" style:auto-text-indent="false" style:page-number="auto"/>
      <style:text-properties style:font-name="Cantarell" fo:font-size="14pt" fo:language="en" fo:country="AU" fo:font-weight="bold" style:font-name-asian="Arial Unicode MS" style:font-size-asian="14pt" style:font-weight-asian="bold" style:font-name-complex="Arial Unicode MS" style:font-size-complex="14pt"/>
    </style:style>
    <style:style style:name="P13" style:family="paragraph" style:parent-style-name="Standard">
      <style:paragraph-properties fo:margin-left="0.751cm" fo:margin-right="0cm" fo:text-indent="-0.751cm" style:auto-text-indent="false"/>
      <style:text-properties style:font-name="Cantarell" fo:font-size="12pt" fo:language="en" fo:country="AU" fo:font-weight="bold" style:font-name-asian="Arial Unicode MS" style:font-size-asian="12pt" style:font-weight-asian="bold" style:font-name-complex="Arial Unicode MS" style:font-size-complex="12pt"/>
    </style:style>
    <style:style style:name="P14" style:family="paragraph" style:parent-style-name="Standard">
      <style:paragraph-properties fo:margin-left="0.751cm" fo:margin-right="0cm" fo:text-indent="-0.751cm" style:auto-text-indent="false"/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15" style:family="paragraph" style:parent-style-name="Standard">
      <style:paragraph-properties fo:margin-left="0.751cm" fo:margin-right="0cm" fo:text-indent="-0.751cm" style:auto-text-indent="false"/>
      <style:text-properties style:font-name="Cantarell" fo:font-size="12pt" fo:language="en" fo:country="AU" officeooo:rsid="000dacc1" officeooo:paragraph-rsid="000dacc1" style:font-name-asian="Arial Unicode MS" style:font-size-asian="12pt" style:font-name-complex="Arial Unicode MS" style:font-size-complex="12pt"/>
    </style:style>
    <style:style style:name="P16" style:family="paragraph" style:parent-style-name="Standard">
      <style:paragraph-properties fo:margin-left="0.751cm" fo:margin-right="0cm" fo:text-indent="-0.751cm" style:auto-text-indent="false"/>
      <style:text-properties style:font-name="Cantarell" fo:font-size="12pt" fo:language="en" fo:country="AU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17" style:family="paragraph" style:parent-style-name="Standard">
      <style:paragraph-properties fo:margin-left="0.751cm" fo:margin-right="0cm" fo:text-indent="0cm" style:auto-text-indent="false"/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18" style:family="paragraph" style:parent-style-name="Standard" style:list-style-name="WWNum8">
      <style:paragraph-properties fo:margin-left="0.751cm" fo:margin-right="0cm" fo:text-indent="0cm" style:auto-text-indent="false">
        <style:tab-stops>
          <style:tab-stop style:position="0.499cm"/>
        </style:tab-stops>
      </style:paragraph-properties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19" style:family="paragraph" style:parent-style-name="Standard" style:list-style-name="WWNum4">
      <style:paragraph-properties fo:margin-left="0.751cm" fo:margin-right="0cm" fo:text-indent="0cm" style:auto-text-indent="false">
        <style:tab-stops>
          <style:tab-stop style:position="0.499cm"/>
        </style:tab-stops>
      </style:paragraph-properties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20" style:family="paragraph" style:parent-style-name="Standard">
      <style:text-properties style:font-name="Cantarell" fo:font-size="12pt" fo:language="en" fo:country="AU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21" style:family="paragraph" style:parent-style-name="Standard" style:list-style-name="WWNum27"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22" style:family="paragraph" style:parent-style-name="Standard" style:list-style-name="WWNum27">
      <style:text-properties style:font-name="Cantarell" fo:font-size="12pt" style:font-name-asian="Arial Unicode MS" style:font-size-asian="12pt" style:font-name-complex="Arial Unicode MS" style:font-size-complex="12pt"/>
    </style:style>
    <style:style style:name="P23" style:family="paragraph" style:parent-style-name="Standard" style:list-style-name="WWNum27">
      <style:text-properties style:font-name="Cantarell"/>
    </style:style>
    <style:style style:name="P24" style:family="paragraph" style:parent-style-name="Standard" style:list-style-name="WWNum8">
      <style:paragraph-properties fo:margin-left="1.251cm" fo:margin-right="0cm" fo:text-indent="-0.499cm" style:auto-text-indent="false">
        <style:tab-stops>
          <style:tab-stop style:position="1.251cm"/>
        </style:tab-stops>
      </style:paragraph-properties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25" style:family="paragraph" style:parent-style-name="Standard" style:list-style-name="WWNum22">
      <style:paragraph-properties fo:margin-left="1.251cm" fo:margin-right="0cm" fo:text-indent="-0.499cm" style:auto-text-indent="false">
        <style:tab-stops>
          <style:tab-stop style:position="1.251cm"/>
        </style:tab-stops>
      </style:paragraph-properties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26" style:family="paragraph" style:parent-style-name="Standard" style:list-style-name="WWNum1">
      <style:paragraph-properties fo:margin-left="1.251cm" fo:margin-right="0cm" fo:text-indent="-0.499cm" style:auto-text-indent="false">
        <style:tab-stops>
          <style:tab-stop style:position="1.251cm"/>
        </style:tab-stops>
      </style:paragraph-properties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27" style:family="paragraph" style:parent-style-name="Standard" style:list-style-name="WWNum8">
      <style:paragraph-properties fo:margin-left="1.251cm" fo:margin-right="0cm" fo:text-indent="-0.499cm" style:auto-text-indent="false">
        <style:tab-stops>
          <style:tab-stop style:position="1.251cm"/>
          <style:tab-stop style:position="1.503cm"/>
        </style:tab-stops>
      </style:paragraph-properties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28" style:family="paragraph" style:parent-style-name="Standard" style:list-style-name="WWNum9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29" style:family="paragraph" style:parent-style-name="Standard" style:list-style-name="WWNum1">
      <style:paragraph-properties fo:margin-left="1.251cm" fo:margin-right="0cm" fo:text-indent="-0.499cm" style:auto-text-indent="false"/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30" style:family="paragraph" style:parent-style-name="Standard" style:list-style-name="WWNum19">
      <style:paragraph-properties fo:margin-left="1.251cm" fo:margin-right="0cm" fo:text-indent="-0.499cm" style:auto-text-indent="false"/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31" style:family="paragraph" style:parent-style-name="Standard" style:list-style-name="WWNum25">
      <style:paragraph-properties fo:margin-left="1.251cm" fo:margin-right="0cm" fo:text-indent="-0.499cm" style:auto-text-indent="false"/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32" style:family="paragraph" style:parent-style-name="Standard" style:list-style-name="WWNum9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  <style:text-properties style:font-name="Cantarell"/>
    </style:style>
    <style:style style:name="P33" style:family="paragraph" style:parent-style-name="Standard" style:list-style-name="WWNum8">
      <style:paragraph-properties fo:margin-left="1.503cm" fo:margin-right="0cm" fo:text-indent="-0.751cm" style:auto-text-indent="false">
        <style:tab-stops>
          <style:tab-stop style:position="1.251cm"/>
        </style:tab-stops>
      </style:paragraph-properties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34" style:family="paragraph" style:parent-style-name="Standard" style:list-style-name="WWNum13">
      <style:paragraph-properties fo:margin-left="1.251cm" fo:margin-right="0cm" fo:text-indent="-0.501cm" style:auto-text-indent="false">
        <style:tab-stops>
          <style:tab-stop style:position="1.251cm"/>
        </style:tab-stops>
      </style:paragraph-properties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35" style:family="paragraph" style:parent-style-name="Standard" style:list-style-name="WWNum21">
      <style:paragraph-properties fo:margin-left="1.251cm" fo:margin-right="0cm" fo:text-indent="-0.501cm" style:auto-text-indent="false"/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36" style:family="paragraph" style:parent-style-name="Standard" style:list-style-name="WWNum9">
      <style:paragraph-properties fo:margin-left="0.499cm" fo:margin-right="0cm" fo:text-indent="0.252cm" style:auto-text-indent="false">
        <style:tab-stops>
          <style:tab-stop style:position="0.499cm"/>
          <style:tab-stop style:position="1.386cm"/>
        </style:tab-stops>
      </style:paragraph-properties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37" style:family="paragraph" style:parent-style-name="Standard">
      <style:paragraph-properties fo:margin-left="0cm" fo:margin-right="0cm" fo:text-indent="0.751cm" style:auto-text-indent="false"/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38" style:family="paragraph" style:parent-style-name="Heading_20_2">
      <style:paragraph-properties fo:margin-left="0.751cm" fo:margin-right="0cm" fo:text-indent="0cm" style:auto-text-indent="false"/>
      <style:text-properties style:font-name="Cantarell" fo:language="en" fo:country="AU" style:font-name-asian="Arial Unicode MS" style:font-name-complex="Arial Unicode MS" style:font-size-complex="12pt"/>
    </style:style>
    <style:style style:name="P39" style:family="paragraph" style:parent-style-name="Heading_20_3">
      <style:paragraph-properties fo:margin-left="0.751cm" fo:margin-right="0cm" fo:text-indent="0cm" style:auto-text-indent="false"/>
      <style:text-properties style:font-name="Cantarell" fo:language="en" fo:country="AU" style:font-name-asian="Arial Unicode MS" style:font-name-complex="Arial Unicode MS" style:font-size-complex="12pt"/>
    </style:style>
    <style:style style:name="P40" style:family="paragraph" style:parent-style-name="List_20_Paragraph" style:list-style-name="WWNum29"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41" style:family="paragraph" style:parent-style-name="List_20_Paragraph" style:list-style-name="WWNum30"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42" style:family="paragraph" style:parent-style-name="List_20_Paragraph" style:list-style-name="WWNum28">
      <style:text-properties style:font-name="Cantarell" fo:font-size="12pt" fo:language="en" fo:country="AU" style:font-name-asian="Arial Unicode MS" style:font-size-asian="12pt" style:font-name-complex="Arial Unicode MS" style:font-size-complex="12pt"/>
    </style:style>
    <style:style style:name="P43" style:family="paragraph" style:parent-style-name="List_20_Paragraph" style:list-style-name="WWNum30">
      <style:text-properties style:font-name="Cantarell"/>
    </style:style>
    <style:style style:name="T1" style:family="text">
      <style:text-properties fo:color="#000000" fo:font-size="12pt" fo:language="en" fo:country="AU" style:font-name-asian="Arial Unicode MS" style:font-size-asian="12pt" style:font-name-complex="Arial Unicode MS" style:font-size-complex="12pt"/>
    </style:style>
    <style:style style:name="T2" style:family="text">
      <style:text-properties style:text-position="super 58%" fo:font-size="12pt" fo:language="en" fo:country="AU" style:font-name-asian="Arial Unicode MS" style:font-size-asian="12pt" style:font-name-complex="Arial Unicode MS" style:font-size-complex="12pt"/>
    </style:style>
    <style:style style:name="T3" style:family="text">
      <style:text-properties fo:font-size="12pt" fo:language="en" fo:country="AU" fo:font-weight="bold" style:font-name-asian="Arial Unicode MS" style:font-size-asian="12pt" style:font-weight-asian="bold" style:font-name-complex="Arial Unicode MS" style:font-size-complex="12pt"/>
    </style:style>
    <style:style style:name="T4" style:family="text">
      <style:text-properties fo:font-size="12pt" fo:language="en" fo:country="AU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T5" style:family="text">
      <style:text-properties fo:font-size="12pt" fo:language="en" fo:country="AU" fo:font-weight="bold" officeooo:rsid="000d8c58" style:font-name-asian="Arial Unicode MS" style:font-size-asian="12pt" style:font-weight-asian="bold" style:font-name-complex="Arial Unicode MS" style:font-size-complex="12pt"/>
    </style:style>
    <style:style style:name="T6" style:family="text">
      <style:text-properties fo:font-size="12pt" fo:language="en" fo:country="AU" style:font-name-asian="Arial Unicode MS" style:font-size-asian="12pt" style:font-name-complex="Arial Unicode MS" style:font-size-complex="12pt"/>
    </style:style>
    <style:style style:name="T7" style:family="text">
      <style:text-properties fo:font-size="12pt" fo:language="en" fo:country="AU" officeooo:rsid="000d8c58" style:font-name-asian="Arial Unicode MS" style:font-size-asian="12pt" style:font-name-complex="Arial Unicode MS" style:font-size-complex="12pt"/>
    </style:style>
    <style:style style:name="T8" style:family="text">
      <style:text-properties fo:font-size="12pt" fo:language="en" fo:country="AU" style:font-name-asian="Arial Unicode MS" style:font-size-asian="12pt" style:font-name-complex="Arial Unicode MS" style:font-size-complex="12pt" style:font-weight-complex="bold"/>
    </style:style>
    <style:style style:name="T9" style:family="text">
      <style:text-properties fo:font-size="12pt" fo:language="en" fo:country="AU" fo:font-style="italic" style:font-name-asian="Arial Unicode MS" style:font-size-asian="12pt" style:font-style-asian="italic" style:font-name-complex="Arial Unicode MS" style:font-size-complex="12pt"/>
    </style:style>
    <style:style style:name="T10" style:family="text">
      <style:text-properties fo:font-size="12pt" style:font-name-asian="Arial Unicode MS" style:font-size-asian="12pt" style:font-name-complex="Arial Unicode MS" style:font-size-complex="12pt"/>
    </style:style>
    <style:style style:name="T11" style:family="text">
      <style:text-properties fo:font-size="12pt" fo:font-style="italic" style:font-name-asian="Arial Unicode MS" style:font-size-asian="12pt" style:font-style-asian="italic" style:font-name-complex="Arial Unicode MS" style:font-size-complex="12pt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urriculum Vitae</text:p>
      <text:p text:style-name="P4"/>
      <text:p text:style-name="P4">Dr. Brian William Moss</text:p>
      <text:p text:style-name="P15">9 Orcades Rd</text:p>
      <text:p text:style-name="P5">Yeronga</text:p>
      <text:p text:style-name="P5">Queensland, 4104</text:p>
      <text:p text:style-name="P3"><text:span text:style-name="T6">Mobile: 0</text:span><text:span text:style-name="T1">435 192 997</text:span></text:p>
      <text:p text:style-name="P5">E-mail: kallimachos@gmail.com</text:p>
      <text:p text:style-name="P4"/>
      <text:p text:style-name="P16">Profile</text:p>
      <text:p text:style-name="P7"><text:span text:style-name="T6">Highly skilled worker with</text:span><text:span text:style-name="T3"> </text:span><text:span text:style-name="T6">extensive experience in university and technical writing environments. Strong work ethic with a pro-active approach. Excellent organisational, communication, and leadership skills. Motivated and driven with the ability to assimilate new knowledge rapidly.</text:span></text:p>
      <text:p text:style-name="P4"/>
      <text:p text:style-name="P5"><text:span text:style-name="T12">Education</text:span></text:p>
      <text:p text:style-name="P6"><text:span text:style-name="T6">2012: </text:span><text:span text:style-name="T4">Red Hat Certified System Administrator</text:span></text:p>
      <text:p text:style-name="P8">ID: 120-128-871</text:p>
      <text:p text:style-name="P8"/>
      <text:p text:style-name="P6"><text:span text:style-name="T6">2012: </text:span><text:span text:style-name="T4">Technical Communication 101 Certificate Program</text:span></text:p>
      <text:p text:style-name="P8">Society for Technical Communication</text:p>
      <text:p text:style-name="P8"/>
      <text:p text:style-name="P6"><text:span text:style-name="T6">2006-2010: </text:span><text:span text:style-name="T3">DPhil in Classical Languages and Literature</text:span></text:p>
      <text:p text:style-name="P8">University of Oxford</text:p>
      <text:p text:style-name="P5"/>
      <text:p text:style-name="P6"><text:span text:style-name="T6">2004-2006: </text:span><text:span text:style-name="T3">M.A. in Greek and Roman Studies</text:span></text:p>
      <text:p text:style-name="P8">University of Victoria</text:p>
      <text:p text:style-name="P5"/>
      <text:p text:style-name="P6"><text:span text:style-name="T6">1999-2004: </text:span><text:span text:style-name="T3">B.A. (Hons.) in Greek and Latin Language and Literature</text:span></text:p>
      <text:p text:style-name="P8">University of Victoria</text:p>
      <text:p text:style-name="P1"/>
      <text:p text:style-name="P2">Other Training</text:p>
      <text:list xml:id="list9031344603467538987" text:style-name="WWNum29">
        <text:list-item>
          <text:p text:style-name="P40">Agile</text:p>
        </text:list-item>
        <text:list-item>
          <text:p text:style-name="P40">Team lead</text:p>
        </text:list-item>
        <text:list-item>
          <text:p text:style-name="P40">STC tech writing 101</text:p>
        </text:list-item>
      </text:list>
      <text:p text:style-name="P4"/>
      <text:p text:style-name="P16">Employment History</text:p>
      <text:p text:style-name="P3"><text:span text:style-name="T6"><text:tab/>20 Apr 2015 – ongoing: </text:span><text:span text:style-name="T3">Information </text:span><text:span text:style-name="T5">Architect</text:span></text:p>
      <text:p text:style-name="P3"><text:span text:style-name="T3"><text:tab/></text:span><text:span text:style-name="T6">Rackspace Hosting Australia Pty Ltd</text:span></text:p>
      <text:list xml:id="list8008172266935228976" text:style-name="WWNum30">
        <text:list-item>
          <text:p text:style-name="P43"><text:span text:style-name="T7">Information Architect for</text:span><text:span text:style-name="T6"> Rackspace Private Cloud</text:span></text:p>
        </text:list-item>
        <text:list-item>
          <text:p text:style-name="P41">OpenStack technical contributor</text:p>
        </text:list-item>
      </text:list>
      <text:p text:style-name="P5"/>
      <text:p text:style-name="P3"><text:span text:style-name="T6"><text:tab/>30 Jan 2012 – 17 Apr 2015: </text:span><text:span text:style-name="T4">Content Author II</text:span></text:p>
      <text:p text:style-name="P5"><text:tab/>Red Hat Asia-Pacific Pty Ltd</text:p>
      <text:list xml:id="list8473428302072811267" text:style-name="WWNum27">
        <text:list-item>
          <text:p text:style-name="P21">Documentation Team Lead for Red Hat CloudForms; previously member of Red Hat OpenShift documentation team</text:p>
        </text:list-item>
        <text:list-item>
          <text:p text:style-name="P22"><text:soft-page-break/>Worked closely with the cloud technology engineering teams to produce and maintain high-quality documentation for Red Hat cloud products</text:p>
        </text:list-item>
        <text:list-item>
          <text:p text:style-name="P22">Mastered use of internal documentation toolchain, including Publican, Git version control, PressGang CCMS, and DocBook XML</text:p>
        </text:list-item>
        <text:list-item>
          <text:p text:style-name="P22">Developed excellent knowledge of Red Hat Enterprise Linux, cloud computing solutions, and technical writing standards</text:p>
        </text:list-item>
        <text:list-item>
          <text:p text:style-name="P23"><text:span text:style-name="T10">Won Society for Technical Communication Merit Award for </text:span><text:span text:style-name="T11">OpenShift Enterprise Administration Guide</text:span></text:p>
        </text:list-item>
      </text:list>
      <text:p text:style-name="P5"/>
      <text:p text:style-name="P6"><text:span text:style-name="T6">2011: </text:span><text:span text:style-name="T3">Policy Officer (Volunteer Position)</text:span></text:p>
      <text:p text:style-name="P5"><text:tab/>English-Speaking Union Queensland</text:p>
      <text:list xml:id="list60195203007407819" text:style-name="WWNum8">
        <text:list-item>
          <text:p text:style-name="P24">Responsible for designing and constructing documents necessary for the running of the English-Speaking Union Queensland, a not-for-profit educational charity</text:p>
        </text:list-item>
        <text:list-item>
          <text:p text:style-name="P27">Recent duties include writing the organisation’s Business Plan, producing its Policy and Procedure Manual and creating a variety of forms necessary for the administration of the union’s volunteer program</text:p>
        </text:list-item>
      </text:list>
      <text:p text:style-name="P8"/>
      <text:p text:style-name="P6"><text:span text:style-name="T6">2010: </text:span><text:span text:style-name="T3">Word Formatter</text:span></text:p>
      <text:p text:style-name="P6"><text:span text:style-name="T3"><text:s/></text:span><text:span text:style-name="T6">Department of Environment and Resource Management, Queensland Government</text:span></text:p>
      <text:list xml:id="list8785335425130358743" text:style-name="WWNum22">
        <text:list-item>
          <text:p text:style-name="P25">Formatted financial policy document to ensure its style remained consistent throughout and that information was clearly presented and easily accessible</text:p>
        </text:list-item>
      </text:list>
      <text:p text:style-name="P8"/>
      <text:p text:style-name="P6"><text:span text:style-name="T6">2008-2010: </text:span><text:span text:style-name="T4">Greek Instructor</text:span></text:p>
      <text:h text:style-name="P39" text:outline-level="3">Faculty of Classics, University of Oxford</text:h>
      <text:list xml:id="list131132652524602" text:continue-list="list60195203007407819" text:style-name="WWNum8">
        <text:list-item>
          <text:p text:style-name="P33">Taught ancient Greek at the undergraduate level</text:p>
        </text:list-item>
        <text:list-item>
          <text:p text:style-name="P33">Responsible for designing syllabi, setting homework and tests, and grading</text:p>
        </text:list-item>
      </text:list>
      <text:p text:style-name="P5"/>
      <text:p text:style-name="P6"><text:span text:style-name="T6">2007-2009: </text:span><text:span text:style-name="T4">Latin Instructor</text:span></text:p>
      <text:p text:style-name="P8">Faculty of Classics, University of Oxford</text:p>
      <text:list xml:id="list131133520510673" text:continue-numbering="true" text:style-name="WWNum8">
        <text:list-item>
          <text:p text:style-name="P18">Taught Latin at the undergraduate level</text:p>
        </text:list-item>
        <text:list-item>
          <text:p text:style-name="P18">Responsible for designing syllabi, setting homework and tests, and grading</text:p>
        </text:list-item>
      </text:list>
      <text:p text:style-name="P1"/>
      <text:p text:style-name="P6"><text:span text:style-name="T6">2005-2006: </text:span><text:span text:style-name="T3">Rédacteur for L’Année philologique</text:span></text:p>
      <text:h text:style-name="P38" text:outline-level="2">Greek and Roman Studies Department, University of Victoria</text:h>
      <text:list xml:id="list2529725747890516463" text:style-name="WWNum13">
        <text:list-item>
          <text:p text:style-name="P34">Summarized articles written in multiple languages and recorded journal information in the L’Année philologique database using specialised software</text:p>
        </text:list-item>
      </text:list>
      <text:p text:style-name="P5"/>
      <text:p text:style-name="P6"><text:span text:style-name="T6">2004-2006: </text:span><text:span text:style-name="T3">Latin Tutor and Teaching Assistant</text:span></text:p>
      <text:p text:style-name="P8"><text:soft-page-break/>Greek and Roman Studies Department, University of Victoria</text:p>
      <text:list xml:id="list8535341184607277146" text:style-name="WWNum4">
        <text:list-item>
          <text:p text:style-name="P19">Performed one to one tutoring for undergraduate students</text:p>
        </text:list-item>
        <text:list-item>
          <text:p text:style-name="P19">Graded exams and essays</text:p>
        </text:list-item>
      </text:list>
      <text:p text:style-name="P5"/>
      <text:p text:style-name="P6"><text:span text:style-name="T6">1996-2006: </text:span><text:span text:style-name="T3">Invigilator</text:span></text:p>
      <text:p text:style-name="P8">BC Open University</text:p>
      <text:list xml:id="list8616007861218474460" text:style-name="WWNum1">
        <text:list-item>
          <text:p text:style-name="P26">Supervised formal exams</text:p>
        </text:list-item>
        <text:list-item>
          <text:p text:style-name="P26">Responsible for verifying student identities and maintaining accurate paper records of each exam sitting</text:p>
        </text:list-item>
      </text:list>
      <text:p text:style-name="P5"/>
      <text:p text:style-name="P6"><text:span text:style-name="T6">2004: </text:span><text:span text:style-name="T4">Latin </text:span><text:span text:style-name="T3">Translation Consultant</text:span></text:p>
      <text:p text:style-name="P8">Woodward and Company Barristers and Solicitors Law Corporation</text:p>
      <text:list xml:id="list4373848472654912165" text:style-name="WWNum9">
        <text:list-item>
          <text:p text:style-name="P36">Translated Latin documents into English for court submission</text:p>
        </text:list-item>
      </text:list>
      <text:p text:style-name="P5"/>
      <text:p text:style-name="P6"><text:span text:style-name="T6">2003-2004: </text:span><text:span text:style-name="T4">Ancient Greek </text:span><text:span text:style-name="T3">Website Proof-reader and Developer</text:span></text:p>
      <text:h text:style-name="P38" text:outline-level="2">Greek and Roman Studies Department, University of Victoria</text:h>
      <text:list xml:id="list131134107055196" text:continue-numbering="true" text:style-name="WWNum9">
        <text:list-item>
          <text:p text:style-name="P32"><text:span text:style-name="T6">Proof-read ancient Greek for a learning website based on the </text:span><text:span text:style-name="T9">Athenaze</text:span><text:span text:style-name="T6"> beginning Greek textbook</text:span></text:p>
        </text:list-item>
        <text:list-item>
          <text:p text:style-name="P28"><text:s text:c="2"/>Designed graphics and edited layout for the website</text:p>
        </text:list-item>
      </text:list>
      <text:p text:style-name="P5"/>
      <text:p text:style-name="P6"><text:span text:style-name="T6">2002-2004: </text:span><text:span text:style-name="T3">Research Assistant</text:span></text:p>
      <text:p text:style-name="P8">Greek and Roman Studies Department, University of Victoria</text:p>
      <text:list xml:id="list131134202269792" text:continue-list="list8616007861218474460" text:style-name="WWNum1">
        <text:list-item>
          <text:p text:style-name="P29">Researched doctoral programs in Canada and presented results to the Chair of the department in preparation for the opening of a new PhD program</text:p>
        </text:list-item>
      </text:list>
      <text:p text:style-name="P5"/>
      <text:p text:style-name="P6"><text:span text:style-name="T6">2003: </text:span><text:span text:style-name="T3">Manager</text:span></text:p>
      <text:p text:style-name="P8">White Pine Gallery</text:p>
      <text:list xml:id="list5671912330086155698" text:style-name="WWNum21">
        <text:list-item>
          <text:p text:style-name="P35">Established and operated an art gallery for the summer tourist season</text:p>
        </text:list-item>
        <text:list-item>
          <text:p text:style-name="P35">Maintained inventory, performed customer service, handled cash and card payments</text:p>
        </text:list-item>
      </text:list>
      <text:p text:style-name="P5"/>
      <text:p text:style-name="P6"><text:span text:style-name="T6">2002-2003: </text:span><text:span text:style-name="T3">Research Consultant</text:span></text:p>
      <text:p text:style-name="P8">Woodward and Company Barristers and Solicitors Law Corporation</text:p>
      <text:list xml:id="list4394072450611575026" text:style-name="WWNum19">
        <text:list-item>
          <text:p text:style-name="P30">Located documents in research libraries and provincial archives</text:p>
        </text:list-item>
        <text:list-item>
          <text:p text:style-name="P30">Prepared documents to the exacting standards required for court submission</text:p>
        </text:list-item>
      </text:list>
      <text:p text:style-name="P1"/>
      <text:p text:style-name="P9"><text:span text:style-name="T6">2000-2001: </text:span><text:span text:style-name="T3">Assistant Box Office Manager</text:span><text:span text:style-name="T6"> </text:span></text:p>
      <text:p text:style-name="P10">Victoria Shakespeare Festival</text:p>
      <text:list xml:id="list7635108548626116560" text:style-name="WWNum25">
        <text:list-item>
          <text:p text:style-name="P31">Performed high-level customer service including handling reservations and dealing with customer requests and complaints</text:p>
        </text:list-item>
        <text:list-item>
          <text:p text:style-name="P31">Worked both front of house and responded to customer telephone calls</text:p>
        </text:list-item>
        <text:list-item>
          <text:p text:style-name="P31">Handled cash and credit card transactions</text:p>
        </text:list-item>
      </text:list>
      <text:p text:style-name="P5"/>
      <text:p text:style-name="P2">Other Employment</text:p>
      <text:p text:style-name="P9"><text:soft-page-break/><text:span text:style-name="T6">2002: </text:span><text:span text:style-name="T3">Cabin Leader</text:span></text:p>
      <text:p text:style-name="P10">George Pringle Memorial Camp</text:p>
      <text:p text:style-name="P10"/>
      <text:p text:style-name="P9"><text:span text:style-name="T6">1997-2000: <text:s text:c="2"/></text:span><text:span text:style-name="T3">Soccer Camp Leader</text:span></text:p>
      <text:p text:style-name="P10">Island Soccer School</text:p>
      <text:p text:style-name="P5"/>
      <text:p text:style-name="P16">Volunteer Experience</text:p>
      <text:p text:style-name="P6"><text:span text:style-name="T6">2009: </text:span><text:span text:style-name="T4">Captain</text:span><text:span text:style-name="T6">, 3</text:span><text:span text:style-name="T2">rd</text:span><text:span text:style-name="T6"> Eight Rowing Crew, Exeter College, Oxford</text:span></text:p>
      <text:p text:style-name="P6"><text:span text:style-name="T6">2008-2009: </text:span><text:span text:style-name="T4">Captain</text:span><text:span text:style-name="T6">, MCR Football Team, Exeter College, Oxford</text:span></text:p>
      <text:p text:style-name="P6"><text:span text:style-name="T6">2007-2008: <text:s/></text:span><text:span text:style-name="T4">Social Secretary</text:span><text:span text:style-name="T6">, William Petre Society, Exeter College, Oxford</text:span></text:p>
      <text:p text:style-name="P6"><text:span text:style-name="T6">2004-2006: </text:span><text:span text:style-name="T3">Treasurer</text:span><text:span text:style-name="T8">,</text:span><text:span text:style-name="T6"> Classical Association of Vancouver Island</text:span></text:p>
      <text:p text:style-name="P6"><text:span text:style-name="T6">2005-2006: </text:span><text:span text:style-name="T3">Vice-President</text:span><text:span text:style-name="T6">, CUPE 4163 Component 1</text:span></text:p>
      <text:p text:style-name="P11"><text:span text:style-name="T6">2003-2004: </text:span><text:span text:style-name="T3">Treasurer</text:span><text:span text:style-name="T6">, Greek and Roman Studies Course Union, University of Victoria</text:span></text:p>
      <text:p text:style-name="P11"><text:span text:style-name="T6">2002-2003: </text:span><text:span text:style-name="T3">President,</text:span><text:span text:style-name="T6"> Greek and Roman Studies Course Union, University of Victoria</text:span></text:p>
      <text:p text:style-name="P11"><text:span text:style-name="T6">2002-2004: </text:span><text:span text:style-name="T3">Activities Organizer</text:span><text:span text:style-name="T6"> at the “Classics for Kids” Day Workshop Greek and Roman Studies Department, University of Victoria</text:span></text:p>
      <text:p text:style-name="P1"/>
      <text:p text:style-name="P2">Software</text:p>
      <text:p text:style-name="P8">Red Hat Enterprise Linux, Microsoft Windows, Mac OSX, Microsoft Office Suite, Libre Office Suite, Komodo, Markdown, AsciiDoc, Docbook XML, reStructuredText, Python, Bash, Git, Gerrit, GitHub, SVN</text:p>
      <text:p text:style-name="P1"/>
      <text:p text:style-name="P2">OpenSource Contributions</text:p>
      <text:list xml:id="list3536633994906657140" text:style-name="WWNum28">
        <text:list-item>
          <text:p text:style-name="P42">OpenStack documentation contributor</text:p>
        </text:list-item>
        <text:list-item>
          <text:p text:style-name="P42">Co-organised OpenStack Documentation swarm</text:p>
        </text:list-item>
        <text:list-item>
          <text:p text:style-name="P42">OpenShift Bottle quick start contributor</text:p>
        </text:list-item>
        <text:list-item>
          <text:p text:style-name="P42">Led “OpenSource in the Cloud” workshops at EXITE camp for girls</text:p>
        </text:list-item>
      </text:list>
      <text:p text:style-name="P1"/>
      <text:p text:style-name="P2">Languages</text:p>
      <text:p text:style-name="P5"><text:tab/>English, French, Latin, Ancient Greek, reading knowledge of German</text:p>
      <text:p text:style-name="P2"/>
      <text:p text:style-name="P2">Interests</text:p>
      <text:p text:style-name="P10">Coding, literature, cycling, travel</text:p>
      <text:p text:style-name="P1"/>
      <text:p text:style-name="P2">References</text:p>
      <text:p text:style-name="P8">Lee Carlon</text:p>
      <text:p text:style-name="P8"/>
      <text:p text:style-name="P8">Lana Brindley</text:p>
      <text:p text:style-name="P8"/>
      <text:p text:style-name="P8">Bilhar Aulakh</text:p>
      <text:p text:style-name="P8"/>
      <text:p text:style-name="P8">Dr. Jane Lightfoot</text:p>
      <text:p text:style-name="P8"><text:soft-page-break/>Fellow and Tutor in Classics, New College, University of Oxford</text:p>
      <text:p text:style-name="P8">Phone: +44 1865 279 547</text:p>
      <text:p text:style-name="P8">Address: New College, Holywell Street, Oxford, OX1 3BN, U.K.</text:p>
      <text:h text:style-name="P39" text:outline-level="3">E-mail: jane.lightfoot@new.ox.ac.uk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ntarell" svg:font-family="Cantarell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AU" style:letter-kerning="true" style:font-name-asian="Times New Roman1" style:font-size-asian="10pt" style:language-asian="en" style:country-asian="A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AU" style:letter-kerning="true" style:font-name-asian="Times New Roman1" style:font-size-asian="10pt" style:language-asian="en" style:country-asian="A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vertical-align="baseline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751cm" fo:margin-right="0cm" fo:text-indent="-0.751cm" style:auto-text-indent="false" fo:keep-with-next="always"/>
      <style:text-properties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font-size="12pt" style:font-size-asian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8.3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0.8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2.12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3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4.6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5.93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7.2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8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03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30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57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84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11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38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65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9.92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29cm" fo:margin-bottom="1.588cm" fo:margin-left="3.175cm" fo:margin-right="3.175cm" style:writing-mode="lr-tb" style:layout-grid-color="#c0c0c0" style:layout-grid-lines="55" style:layout-grid-base-height="0.423cm" style:layout-grid-ruby-height="0.05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V</dc:title>
    <meta:initial-creator>Brian Moss</meta:initial-creator>
    <dc:creator>Brian Moss</dc:creator>
    <meta:editing-cycles>40</meta:editing-cycles>
    <meta:print-date>2003-04-22T14:11:00</meta:print-date>
    <meta:creation-date>2014-02-02T03:20:00</meta:creation-date>
    <dc:date>2016-10-10T13:11:32.490956826</dc:date>
    <meta:editing-duration>PT10M3S</meta:editing-duration>
    <meta:generator>LibreOffice/4.4.7.2$Linux_X86_64 LibreOffice_project/40$Build-2</meta:generator>
    <meta:document-statistic meta:table-count="0" meta:image-count="0" meta:object-count="0" meta:page-count="5" meta:paragraph-count="119" meta:word-count="869" meta:character-count="6217" meta:non-whitespace-character-count="54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